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348202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3688" calcext:value-type="float">
            <text:p>81.3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202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47488" calcext:value-type="float">
            <text:p>81.2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202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62728" calcext:value-type="float">
            <text:p>81.2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202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924" calcext:value-type="float">
            <text:p>81.5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202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6824" calcext:value-type="float">
            <text:p>81.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202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1396" calcext:value-type="float">
            <text:p>81.2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202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77968" calcext:value-type="float">
            <text:p>81.2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202</text:p>
          </table:table-cell>
          <table:table-cell office:value-type="string" calcext:value-type="string">
            <text:p>2018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7632" calcext:value-type="float">
            <text:p>81.6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202</text:p>
          </table:table-cell>
          <table:table-cell office:value-type="string" calcext:value-type="string">
            <text:p>201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2252" calcext:value-type="float">
            <text:p>81.1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202</text:p>
          </table:table-cell>
          <table:table-cell office:value-type="string" calcext:value-type="string">
            <text:p>2016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3108" calcext:value-type="float">
            <text:p>81.0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202</text:p>
          </table:table-cell>
          <table:table-cell office:value-type="string" calcext:value-type="string">
            <text:p>201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5112" calcext:value-type="float">
            <text:p>80.5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202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3108" calcext:value-type="float">
            <text:p>81.0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202</text:p>
          </table:table-cell>
          <table:table-cell office:value-type="string" calcext:value-type="string">
            <text:p>201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776" calcext:value-type="float">
            <text:p>81.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202</text:p>
          </table:table-cell>
          <table:table-cell office:value-type="string" calcext:value-type="string">
            <text:p>201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9848" calcext:value-type="float">
            <text:p>81.0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202</text:p>
          </table:table-cell>
          <table:table-cell office:value-type="string" calcext:value-type="string">
            <text:p>201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37176" calcext:value-type="float">
            <text:p>81.0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202</text:p>
          </table:table-cell>
          <table:table-cell office:value-type="string" calcext:value-type="string">
            <text:p>201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006" calcext:value-type="float">
            <text:p>81.0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202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45736" calcext:value-type="float">
            <text:p>80.9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202</text:p>
          </table:table-cell>
          <table:table-cell office:value-type="string" calcext:value-type="string">
            <text:p>200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21936" calcext:value-type="float">
            <text:p>81.0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202</text:p>
          </table:table-cell>
          <table:table-cell office:value-type="string" calcext:value-type="string">
            <text:p>200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39056" calcext:value-type="float">
            <text:p>80.8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202</text:p>
          </table:table-cell>
          <table:table-cell office:value-type="string" calcext:value-type="string">
            <text:p>200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9016" calcext:value-type="float">
            <text:p>81.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202</text:p>
          </table:table-cell>
          <table:table-cell office:value-type="string" calcext:value-type="string">
            <text:p>200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436" calcext:value-type="float">
            <text:p>82.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202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39056" calcext:value-type="float">
            <text:p>80.8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202</text:p>
          </table:table-cell>
          <table:table-cell office:value-type="string" calcext:value-type="string">
            <text:p>2001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83608" calcext:value-type="float">
            <text:p>80.6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202</text:p>
          </table:table-cell>
          <table:table-cell office:value-type="string" calcext:value-type="string">
            <text:p>200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808" calcext:value-type="float">
            <text:p>83.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202</text:p>
          </table:table-cell>
          <table:table-cell office:value-type="string" calcext:value-type="string">
            <text:p>199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42104" calcext:value-type="float">
            <text:p>80.8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202</text:p>
          </table:table-cell>
          <table:table-cell office:value-type="string" calcext:value-type="string">
            <text:p>199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3296" calcext:value-type="float">
            <text:p>80.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202</text:p>
          </table:table-cell>
          <table:table-cell office:value-type="string" calcext:value-type="string">
            <text:p>199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42104" calcext:value-type="float">
            <text:p>80.8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202</text:p>
          </table:table-cell>
          <table:table-cell office:value-type="string" calcext:value-type="string">
            <text:p>199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78936" calcext:value-type="float">
            <text:p>79.8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202</text:p>
          </table:table-cell>
          <table:table-cell office:value-type="string" calcext:value-type="string">
            <text:p>198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60648" calcext:value-type="float">
            <text:p>79.8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202</text:p>
          </table:table-cell>
          <table:table-cell office:value-type="string" calcext:value-type="string">
            <text:p>198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3592" calcext:value-type="float">
            <text:p>79.7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202</text:p>
          </table:table-cell>
          <table:table-cell office:value-type="string" calcext:value-type="string">
            <text:p>198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616" calcext:value-type="float">
            <text:p>79.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202</text:p>
          </table:table-cell>
          <table:table-cell office:value-type="string" calcext:value-type="string">
            <text:p>198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044" calcext:value-type="float">
            <text:p>79.7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202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232" calcext:value-type="float">
            <text:p>79.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202</text:p>
          </table:table-cell>
          <table:table-cell office:value-type="string" calcext:value-type="string">
            <text:p>198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42" calcext:value-type="float">
            <text:p>79.3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202</text:p>
          </table:table-cell>
          <table:table-cell office:value-type="string" calcext:value-type="string">
            <text:p>198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5264" calcext:value-type="float">
            <text:p>79.4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202</text:p>
          </table:table-cell>
          <table:table-cell office:value-type="string" calcext:value-type="string">
            <text:p>198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7376" calcext:value-type="float">
            <text:p>78.8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202</text:p>
          </table:table-cell>
          <table:table-cell office:value-type="string" calcext:value-type="string">
            <text:p>197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18944" calcext:value-type="float">
            <text:p>78.4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202</text:p>
          </table:table-cell>
          <table:table-cell office:value-type="string" calcext:value-type="string">
            <text:p>197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0616" calcext:value-type="float">
            <text:p>78.0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202</text:p>
          </table:table-cell>
          <table:table-cell office:value-type="string" calcext:value-type="string">
            <text:p>1977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8512" calcext:value-type="float">
            <text:p>77.2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202</text:p>
          </table:table-cell>
          <table:table-cell office:value-type="string" calcext:value-type="string">
            <text:p>197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1584" calcext:value-type="float">
            <text:p>76.6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202</text:p>
          </table:table-cell>
          <table:table-cell office:value-type="string" calcext:value-type="string">
            <text:p>197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6088" calcext:value-type="float">
            <text:p>77.6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202</text:p>
          </table:table-cell>
          <table:table-cell office:value-type="string" calcext:value-type="string">
            <text:p>197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5264" calcext:value-type="float">
            <text:p>75.6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202</text:p>
          </table:table-cell>
          <table:table-cell office:value-type="string" calcext:value-type="string">
            <text:p>197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62" calcext:value-type="float">
            <text:p>83.8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8202</text:p>
          </table:table-cell>
          <table:table-cell office:value-type="string" calcext:value-type="string">
            <text:p>196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